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EGUE CÓDIGOS VERILOG DOS NOVOS COMPONENTES:</text:p>
      <text:p text:style-name="Normal"/>
      <text:p text:style-name="Normal">//modulo comparador, recebe o valor lido de RS e RT e retorna em res o valor 1 caso RS==RT e 0 //caso RS!=RT</text:p>
      <text:p text:style-name="Normal">module comparador (ValueRS, ValueRT, res);</text:p>
      <text:p text:style-name="Normal"><text:s text:c="2"/>input [31:0] ValueRS, ValueRT;</text:p>
      <text:p text:style-name="Normal"><text:s text:c="2"/>output res;</text:p>
      <text:p text:style-name="Normal"><text:s text:c="2"/></text:p>
      <text:p text:style-name="Normal"><text:s text:c="2"/>assign res = (ValueRS==ValueRT)?1'b1:1'b0;</text:p>
      <text:p text:style-name="Normal">endmodule<text:s/></text:p>
      <text:p text:style-name="Normal"/>
      <text:p text:style-name="Normal">------------------------------------------------------------------</text:p>
      <text:p text:style-name="Normal">//Detecta o hazard e seta a variavel stall com 1</text:p>
      <text:p text:style-name="Normal">module hazard(stall, IDEXMemRead, IDEXrt, Rt, Rs);</text:p>
      <text:p text:style-name="Normal"><text:s text:c="2"/>input IDEXMemRead;</text:p>
      <text:p text:style-name="Normal"><text:s text:c="2"/>input [4:0] IDEXrt, Rt, Rs;</text:p>
      <text:p text:style-name="Normal"><text:s text:c="2"/>output stall;</text:p>
      <text:p text:style-name="Normal"/>
      <text:p text:style-name="Normal"><text:s text:c="2"/>assign stall = (IDEXMemRead &amp;&amp; ((IDEXrt==Rt) || (IDEXrt==Rs)));</text:p>
      <text:p text:style-name="Normal">endmodule<text:s/></text:p>
      <text:p text:style-name="Normal"/>
      <text:p text:style-name="Normal">---------------------------------------------------------------------</text:p>
      <text:p text:style-name="Normal">//nova unidade de controle com o sinal IF.flush</text:p>
      <text:p text:style-name="Normal">module UnidadeControle(Opcode, RSRTEqual, Controls);</text:p>
      <text:p text:style-name="Normal"><text:s text:c="2"/>parameter LW = 6'b100011, SW = 6'b101011, BEQ = 6'b000100, R = 6'b0;</text:p>
      <text:p text:style-name="Normal"><text:s text:c="2"/>input [5:0] Opcode; <text:s text:c="20"/></text:p>
      <text:p text:style-name="Normal"><text:s text:c="2"/>input RSRTEqual;</text:p>
      <text:p text:style-name="Normal"><text:s text:c="2"/>output [9:0] Controls;</text:p>
      <text:p text:style-name="Normal"><text:s text:c="2"/></text:p>
      <text:p text:style-name="Normal"><text:s text:c="2"/>//Fazendo codificação do opcode e gerando os sinais de controle</text:p>
      <text:p text:style-name="Normal"><text:s text:c="2"/>//IF.Flush,<text:tab/>Branch,<text:tab/>RegDst,<text:tab/>Aluop1,<text:tab/>Aluop0,<text:tab/>AluSrc,<text:tab/>MemWrite,<text:tab/>MemRead,<text:tab/>MemToReg,<text:tab/>RegWrite</text:p>
      <text:p text:style-name="Normal"><text:s text:c="2"/>assign Controls = (Opcode==LW)? 10'b0000010111: ((Opcode==SW)? 10'b0000011000: ((Opcode==R)? 10'b0011000001: ((Opcode==BEQ)? ((RSRTEqual)? 10'b1100100000: 10'b0100100000): 10'b0000000000)));</text:p>
      <text:p text:style-name="Normal">endmodu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yson</dc:creator>
    <meta:creation-date>2014-11-21T16:00:00Z</meta:creation-date>
    <dc:date>2014-12-14T13:37:00Z</dc:date>
    <meta:template xlink:href="Normal.dotm" xlink:type="simple"/>
    <meta:editing-cycles>3</meta:editing-cycles>
    <meta:editing-duration>PT180S</meta:editing-duration>
    <meta:document-statistic meta:page-count="1" meta:paragraph-count="2" meta:word-count="204" meta:character-count="1309" meta:row-count="9" meta:non-whitespace-character-count="1107"/>
  </office:meta>
</office:document-meta>
</file>